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1"/>
    <style:style style:name="P11" style:family="paragraph" style:parent-style-name="Standard" style:list-style-name="L13"/>
    <style:style style:name="P12" style:family="paragraph" style:parent-style-name="Standard" style:list-style-name="L14"/>
    <style:style style:name="P13" style:family="paragraph" style:parent-style-name="Standard" style:list-style-name="L12">
      <style:paragraph-properties style:writing-mode="lr-tb"/>
    </style:style>
    <style:style style:name="P14" style:family="paragraph" style:parent-style-name="Text_20_body" style:list-style-name="L10"/>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style style:name="T7" style:family="text">
      <style:text-properties style:use-window-font-color="true"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atterns</text:h>
      <text:p text:style-name="Text_20_body"/>
      <text:h text:style-name="Heading_20_3" text:outline-level="3">RelaxNG-Pattern: Multiple Definitions for one element</text:h>
      <text:p text:style-name="Standard"/>
      <text:p text:style-name="Standard">In RelaxNG you can define an element multiple times: (the lines are not indented to express that each line could be somewhere in the RelaxNG tree, not necessarily on the same level)</text:p>
      <text:p text:style-name="Standard"/>
      <text:list xml:id="list32123778" text:style-name="L11">
        <text:list-item>
          <text:p text:style-name="P10">...</text:p>
        </text:list-item>
        <text:list-item>
          <text:p text:style-name="P10">&lt;element name=”Y”&gt;…&lt;/element&gt;</text:p>
        </text:list-item>
        <text:list-item>
          <text:p text:style-name="P10">...</text:p>
        </text:list-item>
        <text:list-item>
          <text:p text:style-name="P10">&lt;element name=”Y”&gt;…&lt;/element&gt;</text:p>
        </text:list-item>
        <text:list-item>
          <text:p text:style-name="P10">...</text:p>
        </text:list-item>
      </text:list>
      <text:p text:style-name="Standard"/>
      <text:p text:style-name="Standard">Imagine we have an element of type Y. How should we decide if the definition in line 2 or the definition in line 4 should apply for this element? To know we might have to go up in the RelaxNG tree, maybe even to the root element.</text:p>
      <text:p text:style-name="Standard"/>
      <text:p text:style-name="Standard">Fortunately at the moment (ODF 1.2 Draft) there is only one element with multiple definitions: “form:list-value”. All definitions are direct subelements of the “form:list-property” element. So we know which definition should apply by looking at the parent element and its attributes.</text:p>
      <text:p text:style-name="Standard"/>
      <text:p text:style-name="Standard">Conclusion: This conclusion is really important for all other patterns: <text:span text:style-name="T2">The definition itself of all elements</text:span><text:span text:style-name="T2"><text:note text:id="ftn0" text:note-class="footnote"><text:note-citation>1</text:note-citation><text:note-body><text:p text:style-name="Footnote">An element definition is represented in RelaxNG by &lt;element name=”Y&gt;...&lt;/element&gt; and describes child elements, attributes and attribute values. </text:p></text:note-body></text:note></text:span><text:span text:style-name="T2"> besides “form:list-value” is context-free! The definition for “form:list-value” only depends on its direct parent element and contains only attributes</text:span>. In details:</text:p>
      <text:list xml:id="list35216096" text:style-name="L14">
        <text:list-item>
          <text:p text:style-name="P12">If we look at a <text:span text:style-name="T4">parent element → child element</text:span> constraint, we can limit our scope to the parent element level: Which child element is always mandatory, always optional or always undefined? Does the parent element need special other child elements, special attributes or special attribute values for the addition of this child element?</text:p>
        </text:list-item>
      </text:list>
      <text:list xml:id="list35207610" text:style-name="L13">
        <text:list-item>
          <text:p text:style-name="P11">If we look at a <text:span text:style-name="T4">element → attributes</text:span> constraint, we can limit our scope (in the same ways as above) for all elements but “form:list-value” to the element level. The parent elements don't matter for the decision which attributes or attribute values these elements can have.</text:p>
        </text:list-item>
        <text:list-item>
          <text:p text:style-name="P11">If we look at the <text:span text:style-name="T4">form:list-property → form:list-value attributes</text:span> constraint, we have to take the attributes and attribute values of “form:list-property” into account to decide over the attributes of “form:list-value”. In other words: An attribute of “form:list-value” doesn't just depend on the other attributes of “form:list-value”, but also on the attributes of “form:list-property”.</text:p>
        </text:list-item>
      </text:list>
      <text:p text:style-name="Standard"/>
      <text:h text:style-name="Heading_20_3" text:outline-level="3">RelaxNG-Pattern: GROUP depending on value of one attribute group member</text:h>
      <text:p text:style-name="Standard"/>
      <text:list xml:id="list31675272" text:style-name="L1">
        <text:list-item>
          <text:p text:style-name="P1">&lt;element ..&gt;</text:p>
        </text:list-item>
        <text:list-item>
          <text:p text:style-name="P1"><text:s text:c="3"/>&lt;group&gt;</text:p>
        </text:list-item>
        <text:list-item>
          <text:p text:style-name="P1"><text:s text:c="4"/>&lt;attribute ...&gt;</text:p>
        </text:list-item>
        <text:list-item>
          <text:p text:style-name="P1"><text:s text:c="6"/>&lt;value&gt;...&lt;/value&gt;</text:p>
        </text:list-item>
        <text:list-item>
          <text:p text:style-name="P1"><text:soft-page-break/><text:s text:c="4"/>&lt;/attribute&gt;</text:p>
        </text:list-item>
        <text:list-item>
          <text:p text:style-name="P1"><text:s text:c="4"/>&lt;element or attribute&gt;</text:p>
        </text:list-item>
        <text:list-item>
          <text:p text:style-name="P1"><text:s text:c="2"/>&lt;/group&gt;</text:p>
        </text:list-item>
        <text:list-item>
          <text:p text:style-name="P1">&lt;/element&gt;</text:p>
        </text:list-item>
      </text:list>
      <text:p text:style-name="Standard"/>
      <text:p text:style-name="Standard">Example: An element with an attribute which defines the possible child elements.</text:p>
      <text:p text:style-name="Standard"/>
      <text:p text:style-name="Condition_20_Met"><text:tab/>&lt;element name="style:style"&gt;</text:p>
      <text:p text:style-name="Standard"><text:tab/><text:tab/>&lt;choice&gt;</text:p>
      <text:p text:style-name="Condition_20_Met"><text:tab/><text:tab/><text:tab/> &lt;group&gt;</text:p>
      <text:p text:style-name="Condition_20_Met"><text:tab/><text:tab/><text:tab/><text:tab/>&lt;attribute name="style:family"&gt;</text:p>
      <text:p text:style-name="Condition_20_Met"><text:tab/><text:tab/><text:tab/><text:tab/><text:tab/>&lt;value&gt;text&lt;/value&gt;</text:p>
      <text:p text:style-name="Condition_20_Met"><text:tab/><text:tab/><text:tab/><text:tab/>&lt;/attribute&gt;</text:p>
      <text:p text:style-name="Condition_20_Met"><text:tab/><text:tab/><text:tab/><text:tab/>&lt;optional&gt;</text:p>
      <text:p text:style-name="Condition_20_Met"><text:tab/><text:tab/><text:tab/><text:tab/><text:tab/>&lt;element name="style:text-properties"&gt;...&lt;/element&gt;</text:p>
      <text:p text:style-name="Condition_20_Met"><text:tab/><text:tab/><text:tab/><text:tab/>&lt;/optional&gt;</text:p>
      <text:p text:style-name="Condition_20_Met"><text:tab/><text:tab/><text:tab/>&lt;/group&gt;</text:p>
      <text:p text:style-name="Condition_20_Met"><text:tab/><text:tab/><text:tab/>...</text:p>
      <text:p text:style-name="Standard"><text:tab/><text:tab/>&lt;/choice&gt;</text:p>
      <text:p text:style-name="Condition_20_Met"><text:tab/>&lt;/element&gt;</text:p>
      <text:p text:style-name="Standard"/>
      <text:p text:style-name="Standard">Example: The same, but harder to find because of <text:s/>elements between element and condition.</text:p>
      <text:p text:style-name="Standard"/>
      <text:p text:style-name="Condition_20_Met"><text:tab/>&lt;element name="style:chart-properties"&gt;</text:p>
      <text:p text:style-name="Standard"><text:tab/><text:tab/>&lt;interleave&gt;</text:p>
      <text:p text:style-name="Standard"><text:tab/><text:tab/><text:tab/>&lt;optional&gt;</text:p>
      <text:p text:style-name="Standard"><text:tab/><text:tab/><text:tab/><text:tab/>&lt;attribute name="chart:scale-text"&gt;...&lt;/attribute&gt;</text:p>
      <text:p text:style-name="Standard"><text:tab/><text:tab/><text:tab/>&lt;/optional&gt;</text:p>
      <text:p text:style-name="Standard"><text:tab/><text:tab/><text:tab/>&lt;choice&gt;</text:p>
      <text:p text:style-name="Standard"><text:tab/><text:tab/><text:tab/><text:tab/>...</text:p>
      <text:p text:style-name="Condition_20_Met"><text:tab/><text:tab/><text:tab/><text:tab/>&lt;group&gt;</text:p>
      <text:p text:style-name="Condition_20_Met"><text:tab/><text:tab/><text:tab/><text:tab/><text:tab/>&lt;attribute name="chart:symbol-type"&gt;</text:p>
      <text:p text:style-name="Condition_20_Met"><text:tab/><text:tab/><text:tab/><text:tab/><text:tab/><text:tab/>&lt;value&gt;image&lt;/value&gt;</text:p>
      <text:p text:style-name="Condition_20_Met"><text:tab/><text:tab/><text:tab/><text:tab/><text:tab/>&lt;/attribute&gt;</text:p>
      <text:p text:style-name="Condition_20_Met"><text:tab/><text:tab/><text:tab/><text:tab/><text:tab/>&lt;element name="chart:symbol-image"&gt;...&lt;/element&gt;</text:p>
      <text:p text:style-name="Condition_20_Met"><text:tab/><text:tab/><text:tab/><text:tab/>&lt;/group&gt;</text:p>
      <text:p text:style-name="Standard"><text:tab/><text:tab/><text:tab/>&lt;/choice&gt;</text:p>
      <text:p text:style-name="Standard"><text:tab/><text:tab/>&lt;/interleave&gt;</text:p>
      <text:p text:style-name="Condition_20_Met"><text:tab/>&lt;/element&gt;</text:p>
      <text:p text:style-name="Standard"/>
      <text:p text:style-name="Standard"/>
      <text:p text:style-name="Standard"/>
      <text:p text:style-name="Standard"/>
      <text:p text:style-name="Standard">Example: An example for an attribute which defines a possible other attribute.</text:p>
      <text:p text:style-name="Standard"/>
      <text:p text:style-name="Condition_20_Met"><text:tab/>&lt;element name="text:section"&gt;</text:p>
      <text:p text:style-name="Standard"><text:tab/><text:tab/>&lt;choice&gt;</text:p>
      <text:p text:style-name="Standard"><text:tab/><text:tab/><text:tab/>&lt;attribute name="text:display"&gt;</text:p>
      <text:p text:style-name="Standard"><text:tab/><text:tab/><text:tab/><text:tab/>&lt;choice&gt;</text:p>
      <text:p text:style-name="Standard"><text:soft-page-break/><text:tab/><text:tab/><text:tab/><text:tab/><text:tab/>&lt;value&gt;true&lt;/value&gt;</text:p>
      <text:p text:style-name="Standard"><text:tab/><text:tab/><text:tab/><text:tab/><text:tab/>&lt;value&gt;none&lt;/value&gt;</text:p>
      <text:p text:style-name="Standard"><text:tab/><text:tab/><text:tab/><text:tab/>&lt;/choice&gt;</text:p>
      <text:p text:style-name="Standard"><text:tab/><text:tab/><text:tab/>&lt;/attribute&gt;</text:p>
      <text:p text:style-name="Condition_20_Met"><text:tab/><text:tab/><text:tab/>&lt;group&gt;</text:p>
      <text:p text:style-name="Condition_20_Met"><text:tab/><text:tab/><text:tab/><text:tab/>&lt;attribute name="text:display"&gt;</text:p>
      <text:p text:style-name="Condition_20_Met"><text:tab/><text:tab/><text:tab/><text:tab/><text:tab/>&lt;value&gt;condition&lt;/value&gt;</text:p>
      <text:p text:style-name="Condition_20_Met"><text:tab/><text:tab/><text:tab/><text:tab/>&lt;/attribute&gt;</text:p>
      <text:p text:style-name="Condition_20_Met"><text:tab/><text:tab/><text:tab/><text:tab/>&lt;attribute name="text:condition"&gt;</text:p>
      <text:p text:style-name="Condition_20_Met"><text:tab/><text:tab/><text:tab/><text:tab/><text:tab/>&lt;ref name="string"/&gt;</text:p>
      <text:p text:style-name="Condition_20_Met"><text:tab/><text:tab/><text:tab/><text:tab/>&lt;/attribute&gt;</text:p>
      <text:p text:style-name="Condition_20_Met"><text:tab/><text:tab/><text:tab/>&lt;/group&gt;</text:p>
      <text:p text:style-name="Condition_20_Met"><text:tab/><text:tab/><text:tab/>&lt;empty/&gt;</text:p>
      <text:p text:style-name="Standard"><text:tab/><text:tab/>&lt;/choice&gt;</text:p>
      <text:p text:style-name="Standard"><text:tab/>&lt;/element&gt;</text:p>
      <text:p text:style-name="Standard"/>
      <text:p text:style-name="Standard">Example: The same attributes have a different logic in another element:</text:p>
      <text:p text:style-name="Standard"/>
      <text:p text:style-name="Condition_20_Met"><text:tab/>&lt;element name="style:text-properties"&gt;</text:p>
      <text:p text:style-name="Standard"><text:tab/><text:tab/>&lt;choice&gt;</text:p>
      <text:p text:style-name="Standard"><text:tab/><text:tab/><text:tab/>&lt;attribute name="text:display"&gt;</text:p>
      <text:p text:style-name="Standard"><text:tab/><text:tab/><text:tab/><text:tab/>&lt;value&gt;true&lt;/value&gt;</text:p>
      <text:p text:style-name="Standard"><text:tab/><text:tab/><text:tab/>&lt;/attribute&gt;</text:p>
      <text:p text:style-name="Standard"><text:tab/><text:tab/><text:tab/>&lt;attribute name="text:display"&gt;</text:p>
      <text:p text:style-name="Standard"><text:tab/><text:tab/><text:tab/><text:tab/>&lt;value&gt;none&lt;/value&gt;</text:p>
      <text:p text:style-name="Standard"><text:tab/><text:tab/><text:tab/>&lt;/attribute&gt;</text:p>
      <text:p text:style-name="Condition_20_Met"><text:tab/><text:tab/><text:tab/>&lt;group&gt;</text:p>
      <text:p text:style-name="Condition_20_Met"><text:tab/><text:tab/><text:tab/><text:tab/>&lt;attribute name="text:display"&gt;</text:p>
      <text:p text:style-name="Condition_20_Met"><text:tab/><text:tab/><text:tab/><text:tab/><text:tab/>&lt;value&gt;condition&lt;/value&gt;</text:p>
      <text:p text:style-name="Condition_20_Met"><text:tab/><text:tab/><text:tab/><text:tab/>&lt;/attribute&gt;</text:p>
      <text:p text:style-name="Condition_20_Met"><text:tab/><text:tab/><text:tab/><text:tab/>&lt;attribute name="text:condition"&gt;</text:p>
      <text:p text:style-name="Condition_20_Met"><text:tab/><text:tab/><text:tab/><text:tab/><text:tab/>&lt;value&gt;none&lt;/value&gt;</text:p>
      <text:p text:style-name="Condition_20_Met"><text:tab/><text:tab/><text:tab/><text:tab/>&lt;/attribute&gt;</text:p>
      <text:p text:style-name="Condition_20_Met"><text:tab/><text:tab/><text:tab/>&lt;/group&gt;</text:p>
      <text:p text:style-name="Standard"><text:tab/><text:tab/><text:tab/>&lt;empty/&gt;</text:p>
      <text:p text:style-name="Standard"><text:tab/><text:tab/>&lt;/choice&gt;</text:p>
      <text:p text:style-name="Condition_20_Met"><text:tab/>&lt;/element&gt;</text:p>
      <text:p text:style-name="Standard"/>
      <text:p text:style-name="Standard">Detected Rules:</text:p>
      <text:list xml:id="list31694474" text:style-name="L2">
        <text:list-item>
          <text:p text:style-name="P2">An attribute X with value Y might make it necessary to insert a special child element</text:p>
        </text:list-item>
        <text:list-item>
          <text:p text:style-name="P2">A special child element might make it necessary to define an attribute X with value Y</text:p>
        </text:list-item>
        <text:list-item>
          <text:p text:style-name="P2">An attribute X with value Y might make it necessary to define another attribute Z</text:p>
        </text:list-item>
        <text:list-item>
          <text:p text:style-name="P2">The existence of an attribute Z might make it necessary to define an attribute X with value Y.</text:p>
        </text:list-item>
        <text:list-item>
          <text:p text:style-name="P2">An attribute A with value X might make it necessary to define an attribute B with value Y. </text:p>
        </text:list-item>
        <text:list-item>
          <text:p text:style-name="P2">I didn't find an example where a special child element makes it necessary to define another special child element. → so let's ignore this and we can always assume Attr-&gt;Element, Element-&gt;Attr or Attr-&gt;Attr dependencies.</text:p>
        </text:list-item>
      </text:list>
      <text:p text:style-name="Standard"/>
      <text:p text:style-name="Standard">Conclusion:</text:p>
      <text:list xml:id="list31680972" text:style-name="L3">
        <text:list-item>
          <text:p text:style-name="P3"><text:soft-page-break/>To decide whether an element or attribute is allowed, we have to look at the parent element</text:p>
        </text:list-item>
        <text:list-item>
          <text:p text:style-name="P3">Theoretically attribute's value pattern could include multiple values or even regex. But I didn't find such an example, only single fix values. So let's limit this pattern to this easy case!</text:p>
        </text:list-item>
        <text:list-item>
          <text:p text:style-name="P3">This is about choice between groups. So this is similar to the choice pattern below.</text:p>
        </text:list-item>
        <text:list-item>
          <text:p text:style-name="P3">A user might be interested to know whether an element or attribute class is defined as possible child. Possible as in “under some circumstances”.</text:p>
        </text:list-item>
        <text:list-item>
          <text:p text:style-name="P3">A user might be interested to know whether there are conflicts with existing child elements or attributes before inserting the new child element/attribute. If this is about a new attribute, the user has to set its value <text:span text:style-name="T1">before</text:span> calling this functionality as the result may depend on it.</text:p>
        </text:list-item>
        <text:list-item>
          <text:p text:style-name="P3">A user might want functionality to remove all conflicting attributes or child elements before inserting the new child element or attribute. However if the new child has its own dependencies, those cannot be automatically created. We're assuming: If somebody uses the removal of conflicting elements, he/she is going to provide all replacements, i.e. the new child <text:span text:style-name="T1">and</text:span> all of its dependencies like other child element or attributes.</text:p>
        </text:list-item>
        <text:list-item>
          <text:p text:style-name="P3">A user might want to know whether all dependencies of a child element or attribute are met or whether further steps are needed. It's unclear whether it's better to check this for an already inserted or for a not yet inserted child element/attribute.</text:p>
        </text:list-item>
      </text:list>
      <text:p text:style-name="Standard"><text:tab/></text:p>
      <text:h text:style-name="Heading_20_3" text:outline-level="3">RelaxNG Pattern: Mandatory attribute or child element</text:h>
      <text:p text:style-name="Standard"/>
      <text:list xml:id="list31679598" text:style-name="L4">
        <text:list-item>
          <text:p text:style-name="P4">&lt;element&gt;</text:p>
        </text:list-item>
        <text:list-item>
          <text:p text:style-name="P4"><text:s text:c="4"/>… (but no OPTIONAL tag!)</text:p>
        </text:list-item>
        <text:list-item>
          <text:p text:style-name="P4"><text:s text:c="4"/>&lt;element or attribute&gt;</text:p>
        </text:list-item>
        <text:list-item>
          <text:p text:style-name="P4"><text:s text:c="4"/>&lt;/element or attribute&gt;</text:p>
        </text:list-item>
        <text:list-item>
          <text:p text:style-name="P4"><text:s text:c="4"/>...</text:p>
        </text:list-item>
        <text:list-item>
          <text:p text:style-name="P4">&lt;element&gt;</text:p>
        </text:list-item>
      </text:list>
      <text:p text:style-name="Standard"/>
      <text:p text:style-name="Standard">Conclusion:</text:p>
      <text:list xml:id="list31701173" text:style-name="L5">
        <text:list-item>
          <text:p text:style-name="P5">A user might be interested in getting a list of all mandatory attributes and child elements</text:p>
        </text:list-item>
        <text:list-item>
          <text:p text:style-name="P5">A user might be interested to know whether an element has all mandatory attributes and child elements set.</text:p>
        </text:list-item>
        <text:list-item>
          <text:p text:style-name="P5">A user might be interested in a list of all mandatory attributes and child element which are missing.</text:p>
        </text:list-item>
      </text:list>
      <text:p text:style-name="Standard"/>
      <text:h text:style-name="Heading_20_3" text:outline-level="3">RelaxNG Pattern: Attribute or cardinality of child elements</text:h>
      <text:p text:style-name="Standard"/>
      <text:list xml:id="list31681743" text:style-name="L6">
        <text:list-item>
          <text:p text:style-name="P6">&lt;element&gt;</text:p>
        </text:list-item>
        <text:list-item>
          <text:p text:style-name="P6"><text:s text:c="2"/>… (ZEROORMORE, ONEORMORE, OPTIONAL or no tags)</text:p>
        </text:list-item>
        <text:list-item>
          <text:p text:style-name="P6"><text:s text:c="2"/>&lt;element or attribute&gt;</text:p>
        </text:list-item>
        <text:list-item>
          <text:p text:style-name="P6"><text:s text:c="2"/>&lt;/element or attribute&gt;</text:p>
        </text:list-item>
        <text:list-item>
          <text:p text:style-name="P6"><text:s text:c="2"/>...</text:p>
        </text:list-item>
        <text:list-item>
          <text:p text:style-name="P6">&lt;/element&gt;</text:p>
        </text:list-item>
      </text:list>
      <text:p text:style-name="Standard"/>
      <text:p text:style-name="Standard">Conclusion:</text:p>
      <text:list xml:id="list31678079" text:style-name="L7">
        <text:list-item>
          <text:p text:style-name="P7">An attribute is always a singleton. No second attribute child node by this name should be created.</text:p>
        </text:list-item>
      </text:list>
      <text:list xml:id="list31702754" text:style-name="L8">
        <text:list-item>
          <text:p text:style-name="P8"><text:soft-page-break/>A user might be interested to know whether an attribute child node has already been set. A getOrCreateAttributeNode method would be useful.</text:p>
        </text:list-item>
        <text:list-item>
          <text:p text:style-name="P8">A user might be interested to know the allowed cardinality of child elements (0, 1, 0-1, 0-unlimited, 1-unlimited) and whether a child element by this name has already been set.</text:p>
        </text:list-item>
      </text:list>
      <text:p text:style-name="Standard"/>
      <text:h text:style-name="Heading_20_3" text:outline-level="3">RelaxNG Pattern: Choice as exclusive alternative</text:h>
      <text:p text:style-name="Text_20_body"/>
      <text:p text:style-name="Standard">Example: Exclusive alternative</text:p>
      <text:p text:style-name="Standard"/>
      <text:p text:style-name="Standard"><text:tab/>&lt;element name="office:body"&gt;</text:p>
      <text:p text:style-name="Condition_20_Met"><text:tab/><text:tab/>&lt;choice&gt;</text:p>
      <text:p text:style-name="Condition_20_Met"><text:tab/><text:tab/><text:tab/>&lt;element name="office:text"&gt;</text:p>
      <text:p text:style-name="Condition_20_Met"><text:tab/><text:tab/><text:tab/>&lt;element name="office:drawing"&gt;</text:p>
      <text:p text:style-name="Condition_20_Met"><text:tab/><text:tab/><text:tab/>…</text:p>
      <text:p text:style-name="Condition_20_Met"><text:tab/><text:tab/>&lt;/choice&gt;</text:p>
      <text:p text:style-name="Standard"><text:tab/>&lt;/element&gt;</text:p>
      <text:p text:style-name="Standard"/>
      <text:p text:style-name="Standard">Open question for overlapping choices: Every example for overlapping choices like a choice between Group A and Group B with common elements could be transformed. Given an always set Group C (common elements of A and B) it can be transformed into a choice between A\C and B\C. So there should be no such example and I couldn't find one.</text:p>
      <text:p text:style-name="Standard"/>
      <text:p text:style-name="Standard">Example: Defining lists (since it's of no interest, I didn't transform it into simple syntax)</text:p>
      <text:p text:style-name="Standard"/>
      <text:p text:style-name="Standard"><text:tab/>&lt;define name="config-items"&gt;</text:p>
      <text:p text:style-name="Standard"><text:tab/><text:tab/>&lt;oneOrMore&gt;</text:p>
      <text:p text:style-name="Standard"><text:tab/><text:tab/><text:tab/>&lt;choice&gt;</text:p>
      <text:p text:style-name="Standard"><text:tab/><text:tab/><text:tab/><text:tab/>&lt;ref name="config-config-item"/&gt;</text:p>
      <text:p text:style-name="Standard"><text:tab/><text:tab/><text:tab/><text:tab/>&lt;ref name="config-config-item-set"/&gt;</text:p>
      <text:p text:style-name="Standard"><text:tab/><text:tab/><text:tab/>&lt;/choice&gt;</text:p>
      <text:p text:style-name="Standard"><text:tab/><text:tab/>&lt;/oneOrMore&gt;</text:p>
      <text:p text:style-name="Standard"><text:tab/>&lt;/define&gt;</text:p>
      <text:p text:style-name="Standard"/>
      <text:p text:style-name="Standard">Conclusion: </text:p>
      <text:list xml:id="list31685217" text:style-name="L9">
        <text:list-item>
          <text:p text:style-name="P9">The choice tag can be used for defining element lists like {A,B,C}*. We're not considering them real choices.</text:p>
        </text:list-item>
        <text:list-item>
          <text:p text:style-name="P9">Theoretically you could choose between overlapping sets. Since it's a bad thing for the reader of the ODF Spec to formulate choices like this, we should treat this like a bug in the Spec. I couldn't find such an example.</text:p>
        </text:list-item>
        <text:list-item>
          <text:p text:style-name="P9">We're interested in real – exclusive – choices.</text:p>
        </text:list-item>
        <text:list-item>
          <text:p text:style-name="P9">The existence of one child element/attribute from set A conflicts with the existence of one child element/attribute from set B. Same for C, D, E, ...</text:p>
        </text:list-item>
        <text:list-item>
          <text:p text:style-name="P9">A user might be interested to know whether an element / attribute conflicts with existing child elements / child attributes before inserting it. It's the same as with the GROUP depending on an attribute's value or child element as above.</text:p>
          <text:p text:style-name="P9"/>
        </text:list-item>
      </text:list>
      <text:h text:style-name="Heading_20_2" text:outline-level="2"><text:soft-page-break/>Common results – Methods extracted:</text:h>
      <text:list xml:id="list31674391" text:style-name="L10">
        <text:list-item>
          <text:p text:style-name="P14">Get allowed Cardinality of child element by tag name <text:span text:style-name="NotAGoodIdea">or DOM class name</text:span><text:span text:style-name="NotAGoodIdea"><office:annotation><dc:creator>Hans-Peter Schaal</dc:creator><dc:date>2009-09-10T12:22:44</dc:date><text:p text:style-name="P15"><text:span text:style-name="T7">A user can create raw DOM elements / attributes. Those are Node objects, but not Odfdom objects, </text:span><text:span text:style-name="T8">even if they have the same tag name.</text:span></text:p></office:annotation></text:span>. Further convenience methods are possible like isMandatory, isOptional, isSingleton. This should be done on an existing parent object, since the answer may depend on the parent's attributes values.</text:p>
        </text:list-item>
        <text:list-item>
          <text:p text:style-name="P14">Check existence of an attribute child node or child element by tag name <text:span text:style-name="NotAGoodIdea">or DOM class name</text:span><text:span text:style-name="NotAGoodIdea"><office:annotation><dc:creator>Hans-Peter Schaal</dc:creator><dc:date>2009-09-10T12:24:15</dc:date><text:p text:style-name="P15"><text:span text:style-name="T8">A user can create raw DOM elements / attributes. Those are Node objects, but not Odfdom objects, even if they have the same tag name.</text:span></text:p></office:annotation></text:span>. Further convenience methods to avoid violating the singleton constraint are possible like getOrCreate...</text:p>
        </text:list-item>
        <text:list-item>
          <text:p text:style-name="P14">Check whether an attribute or child node is a <text:span text:style-name="T1">possible</text:span> child of a given parent element. Possible as “under some circumstances”. This is the only thing the RelaxNG2Template Codegen can do now. To make it clear that this does not depend on the parent instance but only the tag name, we should put this method as static method into OdfElement only with parent and child tag names as parameters.</text:p>
        </text:list-item>
        <text:list-item>
          <text:p text:style-name="P14">Check whether a to be inserted attribute (value provided!) or element conflicts with already existing child elements/attributes.</text:p>
        </text:list-item>
        <text:list-item>
          <text:p text:style-name="P14">Functionality to remove all conflicting attributes / child elements for a to be inserted attribute (value provided!) or element. Note that dependencies for the insertion will not be created, it's just to make tabula rasa.</text:p>
        </text:list-item>
        <text:list-item>
          <text:p text:style-name="P14">Check whether all dependencies are met for a child element<office:annotation><dc:creator>Hans-Peter Schaal</dc:creator><dc:date>2009-09-10T12:45:06</dc:date><text:p text:style-name="P15"><text:span text:style-name="T7">Existing or to be added child element?</text:span></text:p></office:annotation> or whether attributes and elements are to be added to the parent element. The answer might be Boolean since it's difficult to provide a list with attributes which have values provided or a list of alternatives (imagine: style:text-properties → parent attribute style:family is missing. But which attribute val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dition_20_Met" style:display-name="Condition Met" style:family="paragraph" style:parent-style-name="Standard">
      <style:text-properties fo:color="#00548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333333" fo:font-size="12pt" style:text-underline-style="solid" style:text-underline-width="auto" style:text-underline-color="font-color"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NotAGoodIdea" style:family="text">
      <style:text-properties style:text-line-through-style="soli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initial-creator>Hans-Peter Schaal</meta:initial-creator>
    <meta:creation-date>2009-09-09T17:06:36</meta:creation-date>
    <dc:date>2011-10-08T18:18:29</dc:date>
    <dc:creator>hanbiao</dc:creator>
    <meta:editing-duration>PT0.094S</meta:editing-duration>
    <meta:editing-cycles>57</meta:editing-cycles>
    <meta:generator>StarOffice/9$Solaris_Sparc OpenOffice.org_project/310m11$Build-9399,310m12$Build-9404$CWS-calc311fixes</meta:generator>
    <meta:document-statistic meta:character-count="10634" meta:image-count="0" meta:object-count="0" meta:page-count="6" meta:paragraph-count="165" meta:table-count="0" meta:word-count="1596"/>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